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c5f" officeooo:paragraph-rsid="00111c5f"/>
    </style:style>
    <style:style style:name="P2" style:family="paragraph" style:parent-style-name="Standard">
      <style:paragraph-properties fo:text-align="start" style:justify-single-word="false"/>
      <style:text-properties fo:font-weight="bold" officeooo:paragraph-rsid="00188079" style:font-weight-asian="bold" style:font-weight-complex="bold"/>
    </style:style>
    <style:style style:name="P3"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4"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5"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294a3" officeooo:paragraph-rsid="001294a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2" style:family="paragraph" style:parent-style-name="Standard">
      <style:paragraph-properties fo:text-align="end" style:justify-single-word="false"/>
      <style:text-properties officeooo:paragraph-rsid="00111c5f"/>
    </style:style>
    <style:style style:name="P13" style:family="paragraph" style:parent-style-name="Standard" style:list-style-name="L1">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fo:font-weight="bold" officeooo:rsid="001294a3" officeooo:paragraph-rsid="001294a3" style:font-size-asian="12pt" style:font-weight-asian="bold" style:font-size-complex="12pt" style:font-weight-complex="bold"/>
    </style:style>
    <style:style style:name="P16" style:family="paragraph" style:parent-style-name="Standard" style:list-style-name="L2">
      <style:paragraph-properties fo:text-align="start" style:justify-single-word="false"/>
      <style:text-properties fo:font-size="12pt" fo:font-weight="bold" officeooo:rsid="0016861f" officeooo:paragraph-rsid="0016861f"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88079" officeooo:paragraph-rsid="00188079" style:font-size-asian="12pt" style:font-weight-asian="bold" style:font-size-complex="12pt" style:font-weight-complex="bold"/>
    </style:style>
    <style:style style:name="P18" style:family="paragraph" style:parent-style-name="Standard" style:list-style-name="L2">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font-size="12pt" fo:font-weight="normal" officeooo:rsid="001294a3" officeooo:paragraph-rsid="00179619"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fo:font-size="12pt" fo:font-weight="normal" officeooo:rsid="0014915f" officeooo:paragraph-rsid="0014d1c6"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6861f" officeooo:paragraph-rsid="001be383" style:font-size-asian="12pt" style:font-weight-asian="normal" style:font-size-complex="12pt" style:font-weight-complex="normal"/>
    </style:style>
    <style:style style:name="P26" style:family="paragraph" style:parent-style-name="Standard">
      <style:text-properties fo:font-size="12pt" fo:font-weight="normal" officeooo:rsid="0016861f" officeooo:paragraph-rsid="001a432d"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officeooo:rsid="00179619" officeooo:paragraph-rsid="0017961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da774" officeooo:paragraph-rsid="001da77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da774" officeooo:paragraph-rsid="001e79f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da774" officeooo:paragraph-rsid="0020734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52a3c" officeooo:paragraph-rsid="001be383"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weight="bold" officeooo:paragraph-rsid="00188079" style:font-weight-asian="bold" style:font-weight-complex="bold"/>
    </style:style>
    <style:style style:name="P33" style:family="paragraph" style:parent-style-name="Standard" style:list-style-name="L2">
      <style:paragraph-properties fo:text-align="start" style:justify-single-word="false"/>
      <style:text-properties officeooo:paragraph-rsid="001294a3"/>
    </style:style>
    <style:style style:name="P34" style:family="paragraph" style:parent-style-name="Standard">
      <style:paragraph-properties fo:text-align="start" style:justify-single-word="false"/>
      <style:text-properties officeooo:paragraph-rsid="00207348"/>
    </style:style>
    <style:style style:name="P35" style:family="paragraph" style:parent-style-name="Standard">
      <style:text-properties style:text-underline-style="none" officeooo:rsid="001fa144" officeooo:paragraph-rsid="001a432d"/>
    </style:style>
    <style:style style:name="P36" style:family="paragraph" style:parent-style-name="Standard">
      <style:text-properties style:text-underline-style="none" officeooo:rsid="001fa144" officeooo:paragraph-rsid="001be383"/>
    </style:style>
    <style:style style:name="P37" style:family="paragraph" style:parent-style-name="Standard">
      <style:text-properties style:text-underline-style="none" officeooo:rsid="002480bc" officeooo:paragraph-rsid="001be383"/>
    </style:style>
    <style:style style:name="P38" style:family="paragraph" style:parent-style-name="Standard">
      <style:text-properties style:text-underline-style="none" officeooo:rsid="00264135" officeooo:paragraph-rsid="001be383"/>
    </style:style>
    <style:style style:name="P39" style:family="paragraph" style:parent-style-name="Standard">
      <style:text-properties style:text-underline-style="none" officeooo:rsid="00278907" officeooo:paragraph-rsid="001be383"/>
    </style:style>
    <style:style style:name="P40" style:family="paragraph" style:parent-style-name="Standard">
      <style:text-properties style:text-underline-style="none" officeooo:rsid="002961df" officeooo:paragraph-rsid="001be383"/>
    </style:style>
    <style:style style:name="P41" style:family="paragraph" style:parent-style-name="Standard">
      <style:text-properties style:text-underline-style="none" officeooo:rsid="0031664b" officeooo:paragraph-rsid="001be383"/>
    </style:style>
    <style:style style:name="P42" style:family="paragraph" style:parent-style-name="Standard">
      <style:text-properties style:text-underline-style="none" officeooo:rsid="0033ccdf" officeooo:paragraph-rsid="001be383"/>
    </style:style>
    <style:style style:name="P43" style:family="paragraph" style:parent-style-name="Standard">
      <style:text-properties style:text-underline-style="none" officeooo:rsid="0037e535" officeooo:paragraph-rsid="001be383"/>
    </style:style>
    <style:style style:name="P44" style:family="paragraph" style:parent-style-name="Standard">
      <style:text-properties style:text-underline-style="none" officeooo:rsid="004a12f8" officeooo:paragraph-rsid="001be383"/>
    </style:style>
    <style:style style:name="P45" style:family="paragraph" style:parent-style-name="Standard">
      <style:text-properties style:text-underline-style="none" officeooo:rsid="004e8def" officeooo:paragraph-rsid="001be383"/>
    </style:style>
    <style:style style:name="P46" style:family="paragraph" style:parent-style-name="Standard">
      <style:text-properties style:text-underline-style="none" officeooo:rsid="00427859" officeooo:paragraph-rsid="001be383"/>
    </style:style>
    <style:style style:name="P47" style:family="paragraph" style:parent-style-name="Standard">
      <style:text-properties style:text-underline-style="none" officeooo:rsid="00437053" officeooo:paragraph-rsid="001be383"/>
    </style:style>
    <style:style style:name="P48" style:family="paragraph" style:parent-style-name="Standard">
      <style:text-properties style:text-underline-style="none" officeooo:rsid="004a4a62" officeooo:paragraph-rsid="001be383"/>
    </style:style>
    <style:style style:name="P49" style:family="paragraph" style:parent-style-name="Standard">
      <style:text-properties style:text-underline-style="none" officeooo:rsid="0054879b" officeooo:paragraph-rsid="001be383"/>
    </style:style>
    <style:style style:name="P50" style:family="paragraph" style:parent-style-name="Standard">
      <style:text-properties style:text-underline-style="none" officeooo:rsid="004c69b0" officeooo:paragraph-rsid="001be383"/>
    </style:style>
    <style:style style:name="P51" style:family="paragraph" style:parent-style-name="Standard">
      <style:text-properties style:text-underline-style="none" officeooo:rsid="003cd013" officeooo:paragraph-rsid="001be383"/>
    </style:style>
    <style:style style:name="P52" style:family="paragraph" style:parent-style-name="Standard">
      <style:text-properties style:text-underline-style="none" officeooo:rsid="00403a52" officeooo:paragraph-rsid="001be383"/>
    </style:style>
    <style:style style:name="P53" style:family="paragraph" style:parent-style-name="Standard">
      <style:text-properties style:text-underline-style="none" officeooo:rsid="00452a3c" officeooo:paragraph-rsid="001be383"/>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da774" style:font-size-asian="12pt" style:font-weight-asian="normal" style:font-size-complex="12pt" style:font-weight-complex="normal"/>
    </style:style>
    <style:style style:name="T3" style:family="text">
      <style:text-properties fo:font-size="12pt" officeooo:rsid="0014d1c6" style:font-size-asian="12pt" style:font-size-complex="12pt"/>
    </style:style>
    <style:style style:name="T4" style:family="text">
      <style:text-properties fo:font-size="12pt" officeooo:rsid="00188079"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6" style:family="text">
      <style:text-properties fo:font-variant="normal" fo:text-transform="none" fo:color="#660099" style:text-line-through-style="none" style:text-line-through-type="none" style:font-name="arial" fo:font-size="13.5pt"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arial" fo:font-size="13.5pt" fo:letter-spacing="normal"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11" style:family="text">
      <style:text-properties officeooo:rsid="0014915f"/>
    </style:style>
    <style:style style:name="T12" style:family="text">
      <style:text-properties officeooo:rsid="00179619"/>
    </style:style>
    <style:style style:name="T13" style:family="text">
      <style:text-properties officeooo:rsid="00480f56"/>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92e2c"/>
    </style:style>
    <style:style style:name="T16" style:family="text">
      <style:text-properties style:text-underline-style="solid" style:text-underline-width="auto" style:text-underline-color="font-color" officeooo:rsid="004e8def"/>
    </style:style>
    <style:style style:name="T17" style:family="text">
      <style:text-properties style:text-underline-style="solid" style:text-underline-width="auto" style:text-underline-color="font-color" officeooo:rsid="00513927"/>
    </style:style>
    <style:style style:name="T18" style:family="text">
      <style:text-properties officeooo:rsid="0048caae"/>
    </style:style>
    <style:style style:name="T19" style:family="text">
      <style:text-properties fo:font-size="10pt" style:text-underline-style="solid" style:text-underline-type="double" style:text-underline-width="auto" style:text-underline-color="font-color" style:font-size-asian="8.75pt" style:font-size-complex="10pt"/>
    </style:style>
    <style:style style:name="T20" style:family="text">
      <style:text-properties fo:font-size="10pt" style:text-underline-style="solid" style:text-underline-type="double" style:text-underline-width="auto" style:text-underline-color="font-color" officeooo:rsid="00212cfb" style:font-size-asian="8.75pt" style:font-size-complex="10pt"/>
    </style:style>
    <style:style style:name="T21" style:family="text">
      <style:text-properties fo:font-size="10pt" style:text-underline-style="solid" style:text-underline-type="double" style:text-underline-width="auto" style:text-underline-color="font-color" officeooo:rsid="002ce709" style:font-size-asian="8.75pt" style:font-size-complex="10pt"/>
    </style:style>
    <style:style style:name="T22" style:family="text">
      <style:text-properties fo:font-size="10pt" style:text-underline-style="solid" style:text-underline-type="double" style:text-underline-width="auto" style:text-underline-color="font-color" officeooo:rsid="00256d08" style:font-size-asian="8.75pt" style:font-size-complex="10pt"/>
    </style:style>
    <style:style style:name="T23" style:family="text">
      <style:text-properties fo:font-size="10pt" style:text-underline-style="solid" style:text-underline-type="double" style:text-underline-width="auto" style:text-underline-color="font-color" officeooo:rsid="001fa144" style:font-size-asian="8.75pt" style:font-size-complex="10pt"/>
    </style:style>
    <style:style style:name="T24" style:family="text">
      <style:text-properties fo:font-size="10pt" style:text-underline-style="solid" style:text-underline-type="double" style:text-underline-width="auto" style:text-underline-color="font-color" officeooo:rsid="00292e2c" style:font-size-asian="8.75pt" style:font-size-complex="10pt"/>
    </style:style>
    <style:style style:name="T25" style:family="text">
      <style:text-properties fo:font-size="10pt" style:text-underline-style="solid" style:text-underline-type="double" style:text-underline-width="auto" style:text-underline-color="font-color" officeooo:rsid="002ed278" style:font-size-asian="8.75pt" style:font-size-complex="10pt"/>
    </style:style>
    <style:style style:name="T26" style:family="text">
      <style:text-properties fo:font-size="10pt" style:text-underline-style="solid" style:text-underline-type="double" style:text-underline-width="auto" style:text-underline-color="font-color" officeooo:rsid="00306712" style:font-size-asian="8.75pt" style:font-size-complex="10pt"/>
    </style:style>
    <style:style style:name="T27" style:family="text">
      <style:text-properties fo:font-size="10pt" style:text-underline-style="solid" style:text-underline-type="double" style:text-underline-width="auto" style:text-underline-color="font-color" officeooo:rsid="00264135" style:font-size-asian="8.75pt" style:font-size-complex="10pt"/>
    </style:style>
    <style:style style:name="T28" style:family="text">
      <style:text-properties fo:font-size="10pt" style:text-underline-style="solid" style:text-underline-type="double" style:text-underline-width="auto" style:text-underline-color="font-color" officeooo:rsid="0031664b" style:font-size-asian="8.75pt" style:font-size-complex="10pt"/>
    </style:style>
    <style:style style:name="T29" style:family="text">
      <style:text-properties fo:font-size="10pt" style:text-underline-style="solid" style:text-underline-type="double" style:text-underline-width="auto" style:text-underline-color="font-color" officeooo:rsid="0033ccdf" style:font-size-asian="8.75pt" style:font-size-complex="10pt"/>
    </style:style>
    <style:style style:name="T30" style:family="text">
      <style:text-properties fo:font-size="10pt" style:text-underline-style="solid" style:text-underline-type="double" style:text-underline-width="auto" style:text-underline-color="font-color" officeooo:rsid="003aa283" style:font-size-asian="8.75pt" style:font-size-complex="10pt"/>
    </style:style>
    <style:style style:name="T31" style:family="text">
      <style:text-properties fo:font-size="10pt" style:text-underline-style="solid" style:text-underline-type="double" style:text-underline-width="auto" style:text-underline-color="font-color" officeooo:rsid="00532ed1" style:font-size-asian="8.75pt" style:font-size-complex="10pt"/>
    </style:style>
    <style:style style:name="T32" style:family="text">
      <style:text-properties fo:font-size="10pt" style:text-underline-style="solid" style:text-underline-type="double" style:text-underline-width="auto" style:text-underline-color="font-color" officeooo:rsid="004e8def" style:font-size-asian="8.75pt" style:font-size-complex="10pt"/>
    </style:style>
    <style:style style:name="T33" style:family="text">
      <style:text-properties fo:font-size="10pt" style:text-underline-style="solid" style:text-underline-type="double" style:text-underline-width="auto" style:text-underline-color="font-color" officeooo:rsid="00566ff6" style:font-size-asian="8.75pt" style:font-size-complex="10pt"/>
    </style:style>
    <style:style style:name="T34" style:family="text">
      <style:text-properties fo:font-size="10pt" style:text-underline-style="solid" style:text-underline-type="double" style:text-underline-width="auto" style:text-underline-color="font-color" officeooo:rsid="004c69b0" style:font-size-asian="8.75pt" style:font-size-complex="10pt"/>
    </style:style>
    <style:style style:name="T35" style:family="text">
      <style:text-properties fo:font-size="10pt" style:text-underline-style="solid" style:text-underline-type="double" style:text-underline-width="auto" style:text-underline-color="font-color" officeooo:rsid="003eb1d1" style:font-size-asian="8.75pt" style:font-size-complex="10pt"/>
    </style:style>
    <style:style style:name="T36" style:family="text">
      <style:text-properties fo:font-size="10pt" style:text-underline-style="solid" style:text-underline-type="double" style:text-underline-width="auto" style:text-underline-color="font-color" officeooo:rsid="003e2cc1" style:font-size-asian="8.75pt" style:font-size-complex="10pt"/>
    </style:style>
    <style:style style:name="T37" style:family="text">
      <style:text-properties fo:font-size="10pt" style:text-underline-style="solid" style:text-underline-type="double" style:text-underline-width="auto" style:text-underline-color="font-color" officeooo:rsid="00452a3c" style:font-size-asian="8.75pt" style:font-size-complex="10pt"/>
    </style:style>
    <style:style style:name="T38" style:family="text">
      <style:text-properties fo:font-size="10pt" style:text-underline-style="solid" style:text-underline-type="double" style:text-underline-width="auto" style:text-underline-color="font-color" officeooo:rsid="00471a1d" style:font-size-asian="8.75pt" style:font-size-complex="10pt"/>
    </style:style>
    <style:style style:name="T39" style:family="text">
      <style:text-properties fo:font-size="10pt" style:text-underline-style="solid" style:text-underline-type="double" style:text-underline-width="auto" style:text-underline-color="font-color" officeooo:rsid="00480f56" style:font-size-asian="8.75pt" style:font-size-complex="10pt"/>
    </style:style>
    <style:style style:name="T40" style:family="text">
      <style:text-properties fo:font-size="10pt" officeooo:rsid="001fa144" style:font-size-asian="8.75pt" style:font-size-complex="10pt"/>
    </style:style>
    <style:style style:name="T41" style:family="text">
      <style:text-properties fo:font-size="10pt" officeooo:rsid="00292e2c" style:font-size-asian="8.75pt" style:font-size-complex="10pt"/>
    </style:style>
    <style:style style:name="T42" style:family="text">
      <style:text-properties fo:font-size="10pt" officeooo:rsid="0031664b" style:font-size-asian="8.75pt" style:font-size-complex="10pt"/>
    </style:style>
    <style:style style:name="T43" style:family="text">
      <style:text-properties fo:font-size="10pt" officeooo:rsid="00566ff6" style:font-size-asian="8.75pt" style:font-size-complex="10pt"/>
    </style:style>
    <style:style style:name="T44" style:family="text">
      <style:text-properties fo:font-size="10pt" officeooo:rsid="004c69b0" style:font-size-asian="8.75pt" style:font-size-complex="10pt"/>
    </style:style>
    <style:style style:name="T45" style:family="text">
      <style:text-properties fo:font-size="10pt" officeooo:rsid="003e2cc1" style:font-size-asian="8.75pt" style:font-size-complex="10pt"/>
    </style:style>
    <style:style style:name="T46" style:family="text">
      <style:text-properties fo:font-size="10pt" officeooo:rsid="00452a3c" style:font-size-asian="8.75pt" style:font-size-complex="10pt"/>
    </style:style>
    <style:style style:name="T47" style:family="text">
      <style:text-properties officeooo:rsid="00212cfb"/>
    </style:style>
    <style:style style:name="T48" style:family="text">
      <style:text-properties officeooo:rsid="00292e2c"/>
    </style:style>
    <style:style style:name="T49" style:family="text">
      <style:text-properties officeooo:rsid="002b0d0d"/>
    </style:style>
    <style:style style:name="T50" style:family="text">
      <style:text-properties officeooo:rsid="002961df"/>
    </style:style>
    <style:style style:name="T51" style:family="text">
      <style:text-properties officeooo:rsid="00532ed1"/>
    </style:style>
    <style:style style:name="T52" style:family="text">
      <style:text-properties officeooo:rsid="004e8def"/>
    </style:style>
    <style:style style:name="T53" style:family="text">
      <style:text-properties officeooo:rsid="00513927"/>
    </style:style>
    <style:style style:name="T54" style:family="text">
      <style:text-properties officeooo:rsid="004a67b8"/>
    </style:style>
    <style:style style:name="T55" style:family="text">
      <style:text-properties officeooo:rsid="004cf4d9"/>
    </style:style>
    <style:style style:name="T56" style:family="text">
      <style:text-properties officeooo:rsid="005790a4"/>
    </style:style>
    <style:style style:name="T57" style:family="text">
      <style:text-properties officeooo:rsid="0057cf07"/>
    </style:style>
    <style:style style:name="T58" style:family="text">
      <style:text-properties officeooo:rsid="005a19db"/>
    </style:style>
    <style:style style:name="T59" style:family="text">
      <style:text-properties officeooo:rsid="00437053"/>
    </style:style>
    <style:style style:name="T60" style:family="text">
      <style:text-properties officeooo:rsid="003cd013"/>
    </style:style>
    <style:style style:name="T61" style:family="text">
      <style:text-properties officeooo:rsid="001be383"/>
    </style:style>
    <style:style style:name="T62" style:family="text">
      <style:text-properties officeooo:rsid="001e79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3"/>
      <text:p text:style-name="P3"/>
      <text:p text:style-name="P3">TRADUCCIÓN AL RELACIONAL:</text:p>
      <text:p text:style-name="P3">BASES DE DATOS DE VENTRUEPE</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5">Integrantes:</text:p>
      <text:p text:style-name="P12"><text:span text:style-name="T1">Ricardo M</text:span><text:span text:style-name="T5">nch</text:span><text:span text:style-name="T1"> - <text:s/></text:span></text:p>
      <text:p text:style-name="P5">Manuel Gomes – 11-10375</text:p>
      <text:p text:style-name="P6"/>
      <text:p text:style-name="P6">Caracas, 16 de mayo de 2015</text:p>
      <text:p text:style-name="P6"/>
      <text:p text:style-name="P6"><text:soft-page-break/></text:p>
      <text:p text:style-name="P11">Índice</text:p>
      <text:p text:style-name="P11"/>
      <text:list xml:id="list4041641736127989999" text:style-name="L1">
        <text:list-header>
          <text:p text:style-name="P13"/>
        </text:list-header>
      </text:list>
      <text:list xml:id="list5229150458042558990" text:style-name="L2">
        <text:list-item>
          <text:p text:style-name="P18">Introducción</text:p>
          <text:p text:style-name="P18"/>
        </text:list-item>
        <text:list-item>
          <text:p text:style-name="P19">Contenido</text:p>
          <text:p text:style-name="P19"/>
          <text:list>
            <text:list-item>
              <text:p text:style-name="P19">Planteamiento del problema</text:p>
              <text:p text:style-name="P19"/>
            </text:list-item>
            <text:list-item>
              <text:p text:style-name="P19">Fundamentos Teóricos</text:p>
              <text:p text:style-name="P19"/>
            </text:list-item>
            <text:list-item>
              <text:p text:style-name="P19">Solución</text:p>
            </text:list-item>
          </text:list>
          <text:p text:style-name="P18"/>
        </text:list-item>
        <text:list-item>
          <text:p text:style-name="P18">Conclusiones</text:p>
          <text:p text:style-name="P18"/>
        </text:list-item>
        <text:list-item>
          <text:p text:style-name="P18">Bibliografía</text:p>
          <text:p text:style-name="P18"/>
        </text:list-item>
        <text:list-item>
          <text:p text:style-name="P18">Apéndice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133527158261639" text:continue-list="list5229150458042558990" text:style-name="L2">
        <text:list-item text:start-value="1">
          <text:p text:style-name="P14">Introducción</text:p>
        </text:list-item>
      </text:list>
      <text:p text:style-name="P11"/>
      <text:p text:style-name="P11"/>
      <text:p text:style-name="P11"/>
      <text:p text:style-name="P11"/>
      <text:p text:style-name="P8"><text:tab/>La finalidad del presente informe pretende mostrar la traducción al modelo relacional del modelo conceptual, hecho por los mismos integrantes del equipo, basados en el esquema conceptual de la pasada entreg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133526802354689" text:continue-numbering="true" text:style-name="L2">
        <text:list-item>
          <text:p text:style-name="P15">Contenido</text:p>
          <text:p text:style-name="P15"/>
          <text:p text:style-name="P15"/>
          <text:list>
            <text:list-item>
              <text:p text:style-name="P20">Planteamiento del problema: Como continuación al proyecto que se inició con el diseño, la realización y <text:s/>entrega del modelo conceptual de la base de datos de la mega-tienda VenTruePe, el cual representa el mini-mundo de la empresa, se prsigue con la traducción de dicho esquema al modelo relacional ya que este último es el modelo de mayor uso en la actualidad para representar problemas y gestionar datos relacionados con estos últimos.</text:p>
              <text:p text:style-name="P20"/>
              <text:p text:style-name="P20"/>
              <text:p text:style-name="P20"/>
            </text:list-item>
            <text:list-item>
              <text:p text:style-name="P20">Fundamentos teóricos: La base de este trabajo será la teoría del modelo relacional, y se buscará la mejor traducción posible del modelo conceptual, en lugar de cualquier traducción válida, se agregarán las restricciones necesarias para que <text:span text:style-name="T11">se represente aquello que nuestro esquema conceptual logró representar en este </text:span><text:s/><text:span text:style-name="T11">nuevo modelo. Como lo indica la teoría del modelo relacional, los atributos compuestos se verán representados únicamente por sus componentes como atributos independientes.</text:span></text:p>
              <text:p text:style-name="P20"/>
              <text:p text:style-name="P20"/>
            </text:list-item>
            <text:list-item>
              <text:p text:style-name="P22">Solución: Las siguientes son las relaciones resultado de la traducción del modeloc conceptual de la base de datos que diseñamos para la mega-tienda VenTruePe, presentado para la entrega anterior. Inmediatamente después serán expuestos los cambios y restricciones adicionales.</text:p>
            </text:list-item>
          </text:list>
        </text:list-item>
      </text:list>
      <text:p text:style-name="P9"/>
      <text:p text:style-name="P9"/>
      <text:p text:style-name="P9"/>
      <text:list xml:id="list133528450849100" text:continue-numbering="true" text:style-name="L2">
        <text:list-item>
          <text:list>
            <text:list-item>
              <text:list>
                <text:list-item>
                  <text:p text:style-name="P23"><text:span text:style-name="T61">Relaciones</text:span>:</text:p>
                </text:list-item>
              </text:list>
            </text:list-item>
          </text:list>
        </text:list-item>
      </text:list>
      <text:p text:style-name="P10"/>
      <text:p text:style-name="P10"/>
      <text:p text:style-name="P10"/>
      <text:p text:style-name="P10"/>
      <text:p text:style-name="P37">MARCA(<text:span text:style-name="T14">nombre</text:span>)</text:p>
      <text:p text:style-name="P37"><text:s text:c="46"/><text:span text:style-name="T20"><text:s text:c="8"/></text:span><text:span text:style-name="T21">M</text:span><text:span text:style-name="T20">ARCA <text:s text:c="6"/></text:span></text:p>
      <text:p text:style-name="P37">MODELO(<text:span text:style-name="T14">nombre_modelo, nombre_marca</text:span>)</text:p>
      <text:p text:style-name="P36"><text:s text:c="71"/><text:span text:style-name="T20"><text:s text:c="24"/></text:span><text:span text:style-name="T22">MODELO <text:s text:c="19"/></text:span></text:p>
      <text:p text:style-name="P36">PRODUCTO(<text:span text:style-name="T14">codigo</text:span>, nombre, descripcion, <text:span text:style-name="T47">nombre_marca, nombre_modelo</text:span>)</text:p>
      <text:p text:style-name="P36"><text:s text:c="30"/><text:span text:style-name="T19">PRODUCTO</text:span></text:p>
      <text:p text:style-name="P36">LISTA_PRECIOS(<text:span text:style-name="T14">codigo_p, año_elab</text:span>, precio)</text:p>
      <text:p text:style-name="P36"/>
      <text:p text:style-name="P38">PROVEEDORA(<text:span text:style-name="T14">rif</text:span>, nombre, direccion, )</text:p>
      <text:p text:style-name="P38"><text:s text:c="32"/><text:span text:style-name="T19">PROVEEDORA</text:span></text:p>
      <text:p text:style-name="P38">TELEFONO_PRO(<text:span text:style-name="T14"> <text:s text:c="6"/>rif_p <text:s text:c="7"/>, numero</text:span>)</text:p>
      <text:p text:style-name="P36"/>
      <text:p text:style-name="P38">ORDEN(<text:span text:style-name="T14">num</text:span>, fecha, monto, rif_p)</text:p>
      <text:p text:style-name="P38"><text:s text:c="17"/><text:span text:style-name="T23">PRODUCTO</text:span><text:span text:style-name="T40"> <text:s text:c="4"/></text:span><text:span text:style-name="T24"><text:s text:c="4"/></text:span><text:span text:style-name="T25">O</text:span><text:span text:style-name="T24">RDEN <text:s text:c="2"/></text:span></text:p>
      <text:p text:style-name="P39">SE_PIDE(<text:span text:style-name="T14"> <text:s/></text:span><text:span text:style-name="T15">codigo_p <text:s/>, num_orden</text:span><text:span text:style-name="T48">, cantidad</text:span>)</text:p>
      <text:p text:style-name="P39"><text:soft-page-break/><text:s text:c="35"/><text:span text:style-name="T24"><text:s text:c="4"/></text:span><text:span text:style-name="T26">OR</text:span><text:span text:style-name="T24">DEN <text:s text:c="3"/></text:span><text:span text:style-name="T41"><text:s text:c="2"/></text:span><text:span text:style-name="T27">PROVEEDORA</text:span></text:p>
      <text:p text:style-name="P40">LOTE(<text:span text:style-name="T14">serial_f</text:span>, num_orden, <text:s text:c="7"/><text:span text:style-name="T49">rif_p <text:s text:c="6"/></text:span>, <text:span text:style-name="T49">fecha, monto</text:span>)</text:p>
      <text:p text:style-name="P40"><text:s text:c="18"/><text:span text:style-name="T28"><text:s text:c="4"/>LOTE <text:s text:c="4"/></text:span></text:p>
      <text:p text:style-name="P41">SE_PAGA(<text:span text:style-name="T14">serial_l,</text:span> fecha, monto, num_transaccion, num_cuenta)</text:p>
      <text:p text:style-name="P36"><text:s text:c="132"/><text:span text:style-name="T29"><text:s text:c="3"/>PRODUCTO <text:s text:c="2"/></text:span></text:p>
      <text:p text:style-name="P42">ARTICULO_N(<text:span text:style-name="T14">num_inv</text:span>, ult_costo, minimo, categoria, fecha_elab, precio_venta, cod_producto)</text:p>
      <text:p text:style-name="P42"><text:s text:c="78"/><text:span text:style-name="T19"><text:s text:c="3"/>PRODUCTO <text:s text:c="2"/></text:span></text:p>
      <text:p text:style-name="P42">ARTICULO_U(<text:span text:style-name="T14">num_inv</text:span>, categoria, fecha_elab, cod_producto)</text:p>
      <text:p text:style-name="P42"><text:s text:c="21"/><text:span text:style-name="T50"><text:s/></text:span><text:span text:style-name="T28"><text:s text:c="2"/>LOTE <text:s text:c="2"/></text:span><text:span text:style-name="T42"><text:s text:c="3"/></text:span><text:span text:style-name="T30">ARTICULO_N</text:span></text:p>
      <text:p text:style-name="P43">CONTIENE(<text:span text:style-name="T14">fact_lote, <text:s text:c="3"/>num_inv <text:s text:c="3"/></text:span>, cantidad)</text:p>
      <text:p text:style-name="P43"/>
      <text:p text:style-name="P44">PRIMA(<text:span text:style-name="T14">sexo, grupo_et</text:span>, monto)</text:p>
      <text:p text:style-name="P44"><text:s text:c="108"/><text:span text:style-name="T19"><text:s text:c="10"/></text:span><text:span text:style-name="T31">PRIMA <text:s text:c="10"/></text:span></text:p>
      <text:p text:style-name="P45">DEPENDIENTE(?,nombre, apellido, sexo, edad, direccion, correo, <text:span text:style-name="T51">sexo_p, grupo_et</text:span>)</text:p>
      <text:p text:style-name="P46"/>
      <text:p text:style-name="P47">PERSON<text:span text:style-name="T52">A(</text:span><text:span text:style-name="T16">cedula</text:span><text:span text:style-name="T52">, nombre, apellido, sexo, edad, direccion, correo</text:span>)</text:p>
      <text:p text:style-name="P46"><text:s text:c="26"/><text:span text:style-name="T32">PESRONA</text:span></text:p>
      <text:p text:style-name="P48"><text:span text:style-name="T53">TELEFONO_P</text:span>(<text:span text:style-name="T14"> <text:s/>cedula <text:s/>, </text:span><text:span text:style-name="T17">numero</text:span><text:span text:style-name="T53">)</text:span></text:p>
      <text:p text:style-name="P46"><text:s text:c="23"/><text:span text:style-name="T32">PESRONA</text:span></text:p>
      <text:p text:style-name="P48">EMPLEADO(<text:span text:style-name="T14"> <text:s/>cedula <text:s/></text:span>, fecha_i<text:span text:style-name="T54">ngreso</text:span>, sueldo_base)</text:p>
      <text:p text:style-name="P48"><text:s text:c="19"/><text:span text:style-name="T33">DEPENDIENTE</text:span><text:span text:style-name="T43"> <text:s/></text:span><text:span text:style-name="T33">EMPLEADO</text:span></text:p>
      <text:p text:style-name="P49">PARIENTE(<text:span text:style-name="T14"> <text:s text:c="6"/>???? <text:s text:c="6"/>, <text:s text:c="4"/>cedula <text:s text:c="3"/></text:span>, parentesco)</text:p>
      <text:p text:style-name="P48"><text:s text:c="23"/><text:span text:style-name="T34">EMPLEADO</text:span></text:p>
      <text:p text:style-name="P50">VENDEDOR(<text:span text:style-name="T14"> <text:s text:c="4"/>cedula <text:s text:c="2"/></text:span>, <text:span text:style-name="T55">categoria, sueldo, turno, num_sabados</text:span>)</text:p>
      <text:p text:style-name="P48"><text:span text:style-name="T44"><text:s text:c="43"/></text:span><text:span text:style-name="T34">EMPLEADO</text:span></text:p>
      <text:p text:style-name="P50"><text:span text:style-name="T56">ADMINISTRATIVO</text:span>(<text:span text:style-name="T14"> <text:s text:c="4"/>cedula <text:s text:c="2"/></text:span>, <text:span text:style-name="T56">cargo)</text:span></text:p>
      <text:p text:style-name="P46"><text:s text:c="18"/><text:span text:style-name="T32">PESRONA</text:span></text:p>
      <text:p text:style-name="P48"><text:span text:style-name="T57">CLIENTE</text:span>(<text:span text:style-name="T14"> <text:s/>cedula <text:s/></text:span><text:span text:style-name="T58">)</text:span></text:p>
      <text:p text:style-name="P46"/>
      <text:p text:style-name="P46">PEDIDO(<text:span text:style-name="T14">num_pedido</text:span>)</text:p>
      <text:p text:style-name="P46"/>
      <text:p text:style-name="P46"/>
      <text:p text:style-name="P46"/>
      <text:p text:style-name="P46">SE_SOLICITA(<text:span text:style-name="T14">num_pedido, codigo_p</text:span>, <text:span text:style-name="T59">cantidad</text:span>)</text:p>
      <text:p text:style-name="P43"/>
      <text:p text:style-name="P51">TRUEQUE(<text:span text:style-name="T14">serial_r</text:span>, fecha, monto, forma_pago, num_tarjeta, clave_conf)</text:p>
      <text:p text:style-name="P51"><text:s text:c="17"/><text:span text:style-name="T35">A</text:span><text:span text:style-name="T36">RTICULO_U</text:span><text:span text:style-name="T45"> <text:s text:c="2"/></text:span><text:span text:style-name="T35"><text:s text:c="4"/>T</text:span><text:span text:style-name="T36">RUEQUE <text:s text:c="3"/></text:span></text:p>
      <text:p text:style-name="P51">CAMBIO(<text:span text:style-name="T14"> num_inv_c <text:s/>, serial_trueque</text:span>, num_inv_t)</text:p>
      <text:p text:style-name="P51"/>
      <text:p text:style-name="P52">VENTA(<text:span text:style-name="T14">serial_f</text:span>, <text:span text:style-name="T60">fecha, monto, forma_pago, num_tarjeta, clave_conf</text:span>)</text:p>
      <text:p text:style-name="P52"><text:s text:c="20"/><text:span text:style-name="T37"><text:s/>VENTA </text:span><text:span text:style-name="T46"><text:s text:c="2"/></text:span><text:span text:style-name="T38">ARTICULO_N</text:span></text:p>
      <text:p text:style-name="P53">VENTA_N(<text:span text:style-name="T14">serial_v, <text:s text:c="3"/>num_inv <text:s text:c="3"/></text:span>, <text:span text:style-name="T18">cantidad</text:span>)</text:p>
      <text:p text:style-name="P52"><text:s text:c="20"/><text:span text:style-name="T37"><text:s/>VENTA </text:span><text:span text:style-name="T46"><text:s text:c="2"/></text:span><text:span text:style-name="T38">ARTICULO_</text:span><text:span text:style-name="T39">U</text:span></text:p>
      <text:p text:style-name="P31">VENTA_<text:span text:style-name="T13">U</text:span>(<text:span text:style-name="T14">serial_v, <text:s text:c="3"/>num_inv <text:s text:c="3"/></text:span>, <text:span text:style-name="T18">cantidad</text:span>)</text:p>
      <text:p text:style-name="P25"/>
      <text:p text:style-name="P25"/>
      <text:p text:style-name="P10"/>
      <text:p text:style-name="P10"/>
      <text:p text:style-name="P10"/>
      <text:list xml:id="list133528443860230" text:continue-numbering="true" text:style-name="L2">
        <text:list-item>
          <text:list>
            <text:list-item>
              <text:list>
                <text:list-item>
                  <text:p text:style-name="P23"><text:soft-page-break/><text:s/><text:span text:style-name="T61">Restricciones:</text:span></text:p>
                </text:list-item>
              </text:list>
            </text:list-item>
          </text:list>
        </text:list-item>
      </text:list>
      <text:p text:style-name="P10"/>
      <text:p text:style-name="P28"/>
      <text:p text:style-name="P28"/>
      <text:p text:style-name="P28">R1: Para toda factura de cliente el monto total es la suma de los precios de venta de los artículos relacionados con la venta correspondiente.</text:p>
      <text:p text:style-name="P28"/>
      <text:p text:style-name="P34"><text:span text:style-name="T2"><text:s text:c="4"/>(∀ f | Genera(f) : f[FACTURA_C].monto = (</text:span><text:a xlink:type="simple" xlink:href="http://es.wikipedia.org/wiki/Σ"><text:span text:style-name="T9">Σ</text:span></text:a><text:span text:style-name="T2"> i | Se_vende(i) ^ i[VENTA] = f[VENTA] : i[ARTÍCULO].precio_venta))</text:span></text:p>
      <text:p text:style-name="P28"/>
      <text:p text:style-name="P28"></text:p>
      <text:p text:style-name="P28">R2: Para un vendedor se acumulan los sábados que en el último mes únicamente.</text:p>
      <text:p text:style-name="P28"><text:s text:c="4"/>(∀ v | VENDEDOR[v] : 0 &lt;= v.num_sábados &lt;= 4)</text:p>
      <text:p text:style-name="P28"/>
      <text:p text:style-name="P28"></text:p>
      <text:p text:style-name="P28">R3: El sueldo de un vendedor es la suma de su sueldo base con el bono por los sábados trabajados en el mes y las comisiones de las ventas del mes.</text:p>
      <text:p text:style-name="P28"/>
      <text:p text:style-name="P30"><text:s text:c="4"/>(∀ v | VENDEDOR(v) : v.sueldo = v.sueldo_base + v.num_sábados*BONO.monto + ( <text:a xlink:type="simple" xlink:href="http://es.wikipedia.org/wiki/Σ"><text:span text:style-name="T10">Σ</text:span></text:a> i | Genera(i) ^ (<text:span text:style-name="T62">∃</text:span> j | VENTA(j) : i[VENTA] = j ^ (<text:span text:style-name="T62">∃</text:span> k | Realiza(k) : k[OPERACIÓN] = j ^ k[VENDEDOR] = i[VENDEDOR])) : i[FACTURA].monto)</text:p>
      <text:p text:style-name="P28"/>
      <text:p text:style-name="P28"/>
      <text:p text:style-name="P28">R4: Los grupos etarios de las primas son "menor", "joven", "adulto" y "mayor".</text:p>
      <text:p text:style-name="P28"/>
      <text:p text:style-name="P28"><text:s text:c="4"/>(∀ p | PRIMA(p) : p.tipo.grupo_etario = "menor" v p.tipo.grupo_etario = "joven" v p.tipo.grupo_etario = "adulto" v p.tipo.grupo_etario = "mayor")</text:p>
      <text:p text:style-name="P28"></text:p>
      <text:p text:style-name="P28"/>
      <text:p text:style-name="P28"/>
      <text:p text:style-name="P28">R5: La cantidad_n de un artículo es la cantidad de artículos nuevos que son instancia del mismo producto.</text:p>
      <text:p text:style-name="P28"/>
      <text:p text:style-name="P28"><text:s text:c="4"/>(∀ a | Es_instancia(a) : a[ARTÍCULO].cantidad_n = (# i | Es_instancia(i) : i[ARTÍCULO] pertenece a NUEVO ^ i[PRODUCTO] = a[PRODUCTO]))</text:p>
      <text:p text:style-name="P28"></text:p>
      <text:p text:style-name="P28"/>
      <text:p text:style-name="P28"/>
      <text:p text:style-name="P28">R6: La cantidad_u de un artículo es la cantidad de artículos usados que son instancia del mismo producto.</text:p>
      <text:p text:style-name="P28"/>
      <text:p text:style-name="P28"><text:s text:c="4"/>(∀ a | Es_instancia(a) : a[ARTÍCULO].cantidad_U = (# i | Es_instancia(i) : i[ARTÍCULO] pertenece a USADO ^ i[PRODUCTO] = a[PRODUCTO]))</text:p>
      <text:p text:style-name="P28"></text:p>
      <text:p text:style-name="P28"/>
      <text:p text:style-name="P28"/>
      <text:p text:style-name="P28"/>
      <text:p text:style-name="P28"/>
      <text:p text:style-name="P28"/>
      <text:p text:style-name="P28"><text:soft-page-break/>R7: La cantidad de un artículo es la suma de cantidad_n con cantidad_u.</text:p>
      <text:p text:style-name="P28"/>
      <text:p text:style-name="P28"><text:s text:c="4"/>(∀ a | ARTÍCULO(a) : a.cantidad = a.cantidad_n + a.cantidad_u)</text:p>
      <text:p text:style-name="P28"></text:p>
      <text:p text:style-name="P28"/>
      <text:p text:style-name="P28"/>
      <text:p text:style-name="P28">R8: El monto de una orden es la suma de las cantidades de los productos pedidos por su precio.</text:p>
      <text:p text:style-name="P28"/>
      <text:p text:style-name="P30"><text:s text:c="5"/>(∀ o | ORDEN(o) : o.monto = ( <text:a xlink:type="simple" xlink:href="http://es.wikipedia.org/wiki/Σ"><text:span text:style-name="T10">Σ</text:span></text:a>i | Se_pide(i) ^ i[ORDEN] = o : i[PRODUCTO].precio_unidad*i.cantidad))</text:p>
      <text:p text:style-name="P28"></text:p>
      <text:p text:style-name="P28"/>
      <text:p text:style-name="P28"/>
      <text:p text:style-name="P28">R9: La suma de las cantidades de un artículo enviado en los lotes correspondientes a una orden debe ser igual a la cantidad pedida en dicha orden.</text:p>
      <text:p text:style-name="P28"></text:p>
      <text:p text:style-name="P28">----------------------------------------------------------------------------------------------------------------------------------------------------------------</text:p>
      <text:p text:style-name="P28">----------------------------------------------------------------------------------------------------------------------------------------------------------------</text:p>
      <text:p text:style-name="P28"></text:p>
      <text:p text:style-name="P28">R10: A todo dependiente le corresponde la prima con su sexo y el grupo etario adecuado para su edad.</text:p>
      <text:p text:style-name="P28"/>
      <text:p text:style-name="P28"><text:s text:c="4"/>(∀ s | Le_corresponde(s) : (s[PRIMA].tipo.sexo = s[DEPENDIENTE].tipo.sexo) ^ (s[PRIMA].tipo.grupo_etario = "menor" &lt;==&gt; 0 &lt; s[DEPENDIENTE].edad &lt; 18) ^ ...)</text:p>
      <text:p text:style-name="P28"></text:p>
      <text:p text:style-name="P28"/>
      <text:p text:style-name="P28"/>
      <text:p text:style-name="P28">R11: Los vendedores pueden de categoría I, II o III solamente.</text:p>
      <text:p text:style-name="P28"/>
      <text:p text:style-name="P28"><text:s text:c="4"/>(∀ v | VENDEDOR(v) : v.categoría = "I" v v.categoría = "II" v v.categoría = "III")</text:p>
      <text:p text:style-name="P28"></text:p>
      <text:p text:style-name="P28"/>
      <text:p text:style-name="P28"/>
      <text:p text:style-name="P28">R12: Mientras más alta es la categoría de un vendedor, mayor es su sueldo base.</text:p>
      <text:p text:style-name="P28"/>
      <text:p text:style-name="P29"><text:s text:c="4"/>(∀ v1 | VENDEDOR(v1) ^ v1.categoría = "I" : (∀ v2 | VENDEDOR(v2) ^ v2.categoría = "II": (∀ <text:span text:style-name="T62">v3</text:span> | VENDEDOR(v3) ^ v3.categoría = "III" : v1.sueldo_base &gt; v2.sueldo_base &gt; v3.sueldo_base)))</text:p>
      <text:p text:style-name="P10"/>
      <text:p text:style-name="P10"/>
      <text:p text:style-name="P10"/>
      <text:p text:style-name="P10"/>
      <text:p text:style-name="P35"/>
      <text:p text:style-name="P26"/>
      <text:p text:style-name="P10"/>
      <text:p text:style-name="P10"/>
      <text:p text:style-name="P10"/>
      <text:p text:style-name="P10"/>
      <text:p text:style-name="P10"/>
      <text:list xml:id="list133527562248792" text:continue-numbering="true" text:style-name="L2">
        <text:list-item>
          <text:p text:style-name="P16"><text:soft-page-break/>Conclusiones: </text:p>
          <text:p text:style-name="P20"/>
          <text:p text:style-name="P21"><text:tab/><text:span text:style-name="T12">Con base en el modelado conceptual realizado anteriormente para la mega-tienda VenTruePe, se planteó la representación de éste en modelo relacional para lo que fue necesario traducir todo el trabajo anterior, y así adquirimos práctica y reforzamos conocimientos relacionados con este tipo de esquema relacional, y apreciamos sus características, ventajas y desventajas.</text:span></text:p>
          <text:p text:style-name="P27"><text:tab/>Podemos apreciar, además, por qué es el modelo mas urilizado actualmente y cómo puede ser llevado a un leguaje que la máquina entienda, a la hora de realizar el trabajo de crear y mantener una base de datos como tal. </text:p>
          <text:p text:style-name="P20"/>
          <text:p text:style-name="P2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item>
        <text:list-item>
          <text:p text:style-name="P32"><text:span text:style-name="T3">B</text:span><text:span text:style-name="T4">ibliografía</text:span></text:p>
        </text:list-item>
      </text:list>
      <text:p text:style-name="P2"><text:soft-pag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18T13:35:26.709595670</dc:date>
    <dc:creator>Manuel </dc:creator>
    <meta:editing-duration>PT2H8M28S</meta:editing-duration>
    <meta:editing-cycles>6</meta:editing-cycles>
    <meta:generator>LibreOffice/4.2.8.2$Linux_X86_64 LibreOffice_project/420m0$Build-2</meta:generator>
    <meta:document-statistic meta:table-count="0" meta:image-count="0" meta:object-count="0" meta:page-count="9" meta:paragraph-count="116" meta:word-count="974" meta:character-count="7986" meta:non-whitespace-character-count="5973"/>
  </office:meta>
</office:document-meta>
</file>